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00-00-00</text:date>, <text:time style:data-style-name="N2" text:time-value="22:49:19.205212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1T22:51:09.006422029</dc:date>
    <meta:editing-duration>PT1H59M47S</meta:editing-duration>
    <meta:editing-cycles>32</meta:editing-cycles>
    <meta:generator>LibreOffice/25.2.7.2$Linux_X86_64 LibreOffice_project/520$Build-2</meta:generator>
    <meta:document-statistic meta:table-count="4" meta:cell-count="163" meta:object-count="0"/>
  </office:meta>
</office:document-meta>
</file>